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stroke-linejoin="bevel" draw:fill="none" draw:textarea-horizontal-align="justify" draw:textarea-vertical-align="middle" draw:auto-grow-height="false" fo:min-height="0.951cm" fo:min-width="2.878cm"/>
    </style:style>
    <style:style style:name="gr2" style:family="graphic" style:parent-style-name="standard">
      <style:graphic-properties svg:stroke-color="#000000" draw:stroke-linejoin="bevel" draw:fill="none" draw:textarea-horizontal-align="justify" draw:textarea-vertical-align="middle" draw:auto-grow-height="false" fo:min-height="0.951cm" fo:min-width="2.87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9.626cm" fo:min-width="4.438cm"/>
    </style:style>
    <style:style style:name="gr4" style:family="graphic" style:parent-style-name="standard">
      <style:graphic-properties svg:stroke-color="#000000" draw:stroke-linejoin="bevel" draw:fill="none" draw:textarea-horizontal-align="justify" draw:textarea-vertical-align="middle" draw:auto-grow-height="false" fo:min-height="0.952cm" fo:min-width="2.88cm"/>
    </style:style>
    <style:style style:name="gr5" style:family="graphic" style:parent-style-name="standard">
      <style:graphic-properties draw:stroke="none" svg:stroke-color="#000000" draw:fill="none" draw:fill-color="#ffffff" fo:min-height="2.647cm"/>
    </style:style>
    <style:style style:name="gr6" style:family="graphic" style:parent-style-name="standard">
      <style:graphic-properties svg:stroke-color="#000000" draw:stroke-linejoin="bevel" draw:fill="none" draw:textarea-horizontal-align="justify" draw:textarea-vertical-align="middle" draw:auto-grow-height="false" fo:min-height="0.951cm" fo:min-width="2.877cm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9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11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08cm" svg:height="1.331cm" svg:x="3.297cm" svg:y="9.131cm">
          <text:p text:style-name="P1">Action(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509cm" svg:height="1.331cm" svg:x="7.771cm" svg:y="9.131cm">
          <text:p text:style-name="P1">Dispatch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508cm" svg:height="1.331cm" svg:x="18.936cm" svg:y="2.413cm">
          <text:p text:style-name="P1">BaseView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508cm" svg:height="1.331cm" svg:x="13.072cm" svg:y="2.436cm">
          <text:p text:style-name="P1">BaseStor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938cm" svg:height="9.876cm" svg:x="12.36cm" svg:y="4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08cm" svg:height="1.331cm" svg:x="12.865cm" svg:y="5.345cm">
          <text:p text:style-name="P1">Store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508cm" svg:height="1.33cm" svg:x="12.865cm" svg:y="7.197cm">
          <text:p text:style-name="P1">Store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08cm" svg:height="1.331cm" svg:x="12.865cm" svg:y="12.289cm">
          <text:p text:style-name="P1">Store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0.926cm" svg:height="2.897cm" svg:x="14.058cm" svg:y="8.894cm">
          <draw:text-box>
            <text:p>...</text:p>
          </draw:text-box>
        </draw:frame>
        <draw:custom-shape draw:style-name="gr3" draw:text-style-name="P3" xml:id="id1" draw:id="id1" draw:layer="layout" svg:width="4.938cm" svg:height="9.876cm" svg:x="18.215cm" svg:y="4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508cm" svg:height="1.331cm" svg:x="18.719cm" svg:y="5.345cm">
          <text:p text:style-name="P1">View0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.507cm" svg:height="1.331cm" svg:x="18.729cm" svg:y="7.968cm">
          <text:p text:style-name="P1">View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508cm" svg:height="1.331cm" svg:x="18.719cm" svg:y="12.289cm">
          <text:p text:style-name="P1">View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0.926cm" svg:height="2.897cm" svg:x="19.912cm" svg:y="8.894cm">
          <draw:text-box>
            <text:p>...</text:p>
          </draw:text-box>
        </draw:frame>
        <draw:connector draw:style-name="gr7" draw:text-style-name="P3" draw:layer="layout" svg:x1="20.684cm" svg:y1="4.882cm" svg:x2="20.69cm" svg:y2="3.744cm" draw:start-shape="id1" draw:start-glue-point="0" draw:end-shape="id2" draw:end-glue-point="2" svg:d="M20684 4882v-569h6v-569" svg:viewBox="0 0 7 1139">
          <text:p/>
        </draw:connector>
        <draw:connector draw:style-name="gr7" draw:text-style-name="P3" draw:layer="layout" svg:x1="14.829cm" svg:y1="4.882cm" svg:x2="14.826cm" svg:y2="3.767cm" draw:start-shape="id3" draw:start-glue-point="0" draw:end-shape="id4" draw:end-glue-point="2" svg:d="M14829 4882v-557h-3v-558" svg:viewBox="0 0 4 1116">
          <text:p/>
        </draw:connector>
        <draw:connector draw:style-name="gr8" draw:text-style-name="P3" draw:layer="layout" draw:type="line" svg:x1="6.805cm" svg:y1="9.796cm" svg:x2="7.771cm" svg:y2="9.796cm" draw:start-shape="id5" draw:start-glue-point="1" draw:end-shape="id6" draw:end-glue-point="3" svg:d="M6805 9796h966" svg:viewBox="0 0 967 1">
          <text:p/>
        </draw:connector>
        <draw:connector draw:style-name="gr8" draw:text-style-name="P3" draw:layer="layout" draw:type="line" svg:x1="11.28cm" svg:y1="9.796cm" svg:x2="12.36cm" svg:y2="9.82cm" draw:start-shape="id6" draw:start-glue-point="1" draw:end-shape="id3" draw:end-glue-point="3" svg:d="M11280 9796l1080 24" svg:viewBox="0 0 1081 25">
          <text:p/>
        </draw:connector>
        <draw:connector draw:style-name="gr8" draw:text-style-name="P3" draw:layer="layout" draw:type="line" svg:x1="17.298cm" svg:y1="9.82cm" svg:x2="18.215cm" svg:y2="9.82cm" draw:start-shape="id3" draw:start-glue-point="1" draw:end-shape="id1" draw:end-glue-point="3" svg:d="M17298 9820h917" svg:viewBox="0 0 918 1">
          <text:p/>
        </draw:connector>
        <draw:frame draw:style-name="gr9" draw:text-style-name="P6" draw:layer="layout" svg:width="2.623cm" svg:height="0.943cm" svg:x="14.652cm" svg:y="3.989cm">
          <draw:text-box>
            <text:p text:style-name="P5"><text:span text:style-name="T1">Extends</text:span></text:p>
          </draw:text-box>
        </draw:frame>
        <draw:frame draw:style-name="gr9" draw:text-style-name="P6" draw:layer="layout" svg:width="2.623cm" svg:height="0.943cm" svg:x="20.539cm" svg:y="4.04cm">
          <draw:text-box>
            <text:p text:style-name="P5"><text:span text:style-name="T1">Extends</text:span></text:p>
          </draw:text-box>
        </draw:frame>
        <draw:connector draw:style-name="gr10" draw:text-style-name="P3" draw:layer="layout" svg:x1="20.684cm" svg:y1="14.758cm" svg:x2="5.051cm" svg:y2="10.462cm" draw:start-shape="id1" draw:start-glue-point="2" draw:end-shape="id5" draw:end-glue-point="2" svg:d="M20684 14758v501h-15633v-4797" svg:viewBox="0 0 15634 4798">
          <text:p/>
        </draw:connector>
        <draw:connector draw:style-name="gr8" draw:text-style-name="P3" draw:layer="layout" draw:type="line" svg:x1="20.473cm" svg:y1="6.676cm" svg:x2="20.482cm" svg:y2="7.968cm" draw:start-shape="id7" draw:start-glue-point="2" draw:end-shape="id8" draw:end-glue-point="0" svg:d="M20473 6676l9 1292" svg:viewBox="0 0 10 1293">
          <text:p/>
        </draw:connector>
        <draw:frame draw:style-name="gr11" draw:text-style-name="P8" draw:layer="layout" svg:width="3.704cm" svg:height="0.861cm" svg:x="20.426cm" svg:y="6.953cm">
          <draw:text-box>
            <text:p text:style-name="P7"><text:span text:style-name="T2">Event trig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16:25:59.601740865</meta:creation-date>
    <dc:date>2016-01-01T16:49:51.370993512</dc:date>
    <meta:editing-duration>PT19M50S</meta:editing-duration>
    <meta:editing-cycles>6</meta:editing-cycles>
    <meta:generator>LibreOffice/4.4.6.3$Linux_X86_64 LibreOffice_project/40m0$Build-3</meta:generator>
    <meta:document-statistic meta:object-count="24"/>
  </office:meta>
</office:document-meta>
</file>